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style:font-name="Segoe UI" fo:font-size="14pt" officeooo:paragraph-rsid="001d197c" style:font-size-asian="14pt" style:font-name-complex="Segoe UI1" style:font-size-complex="14pt"/>
    </style:style>
    <style:style style:name="P2" style:family="paragraph" style:parent-style-name="Standard">
      <style:text-properties style:font-name="Segoe UI" fo:font-size="18pt" style:text-underline-style="solid" style:text-underline-width="auto" style:text-underline-color="font-color" fo:font-weight="bold" officeooo:paragraph-rsid="001d197c" style:font-size-asian="18pt" style:font-weight-asian="bold" style:font-name-complex="Segoe UI1" style:font-size-complex="18pt" style:font-weight-complex="bold"/>
    </style:style>
    <style:style style:name="P3" style:family="paragraph" style:parent-style-name="Default">
      <style:text-properties officeooo:paragraph-rsid="001d197c"/>
    </style:style>
    <style:style style:name="P4" style:family="paragraph" style:parent-style-name="Default">
      <style:text-properties fo:font-size="11.5pt" officeooo:paragraph-rsid="001d197c" style:font-size-asian="11.5pt" style:font-size-complex="11.5pt"/>
    </style:style>
    <style:style style:name="P5" style:family="paragraph" style:parent-style-name="Default">
      <style:text-properties fo:font-size="11.5pt" fo:font-weight="bold" officeooo:paragraph-rsid="001d197c" style:font-size-asian="11.5pt" style:font-weight-asian="bold" style:font-size-complex="11.5pt"/>
    </style:style>
    <style:style style:name="P6" style:family="paragraph" style:parent-style-name="Default">
      <style:text-properties fo:font-size="11.5pt" fo:font-style="italic" fo:font-weight="bold" officeooo:paragraph-rsid="001d197c" fo:background-color="#ff99ff" style:font-size-asian="11.5pt" style:font-style-asian="italic" style:font-weight-asian="bold" style:font-size-complex="11.5pt" style:font-style-complex="italic"/>
    </style:style>
    <style:style style:name="P7" style:family="paragraph" style:parent-style-name="Default" style:list-style-name="WWNum3">
      <style:text-properties fo:font-size="11.5pt" officeooo:paragraph-rsid="001d197c" style:font-size-asian="11.5pt" style:font-size-complex="11.5pt"/>
    </style:style>
    <style:style style:name="P8" style:family="paragraph" style:parent-style-name="Default" style:list-style-name="WWNum3">
      <style:paragraph-properties fo:margin-top="0in" fo:margin-bottom="0.0256in" style:contextual-spacing="false"/>
      <style:text-properties fo:font-size="11.5pt" officeooo:paragraph-rsid="001d197c" style:font-size-asian="11.5pt" style:font-size-complex="11.5pt"/>
    </style:style>
    <style:style style:name="P9" style:family="paragraph" style:parent-style-name="Standard" style:master-page-name="Standard">
      <style:paragraph-properties style:page-number="auto"/>
      <style:text-properties style:font-name="Segoe UI" fo:font-size="18pt" style:text-underline-style="solid" style:text-underline-width="auto" style:text-underline-color="font-color" fo:font-weight="bold" officeooo:paragraph-rsid="001d197c" style:font-size-asian="18pt" style:font-weight-asian="bold" style:font-name-complex="Segoe UI1" style:font-size-complex="18pt" style:font-weight-complex="bold"/>
    </style:style>
    <style:style style:name="T1" style:family="text">
      <style:text-properties officeooo:rsid="001db8b1"/>
    </style:style>
    <style:style style:name="T2" style:family="text">
      <style:text-properties officeooo:rsid="001fa8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Problem </text:span>6:</text:p>
      <text:p text:style-name="P2"/>
      <text:p text:style-name="P1"/>
      <text:p text:style-name="P3"/>
      <text:p text:style-name="P3"/>
      <text:p text:style-name="P3"/>
      <text:p text:style-name="P6">Conversion <text:span text:style-name="T1">rules used below</text:span>:</text:p>
      <text:list xml:id="list8297517731794483499" text:style-name="WWNum3">
        <text:list-item>
          <text:p text:style-name="P8">Used the entity type rule to convert the Owner and Property entity types </text:p>
        </text:list-item>
        <text:list-item>
          <text:p text:style-name="P7">Used the M-N relationship rule to convert the Shares relationship showing OwnID and PropID as combined primary keys, show the foreign key relationships for OwnID and PropID, and indicate OwnID as NOT NULL since its minimum cardinality in the Shares relationship is one. </text:p>
        </text:list-item>
      </text:list>
      <text:p text:style-name="P4"/>
      <text:p text:style-name="P5">Table : </text:p>
      <text:p text:style-name="P5"><text:bookmark text:name="_GoBack"/></text:p>
      <text:p text:style-name="P4">Owner (OwnID, OwnName, OwnPhone) </text:p>
      <text:p text:style-name="P4"/>
      <text:p text:style-name="P4">Property (PropID, BldgName, UnitNo, Bdrms) </text:p>
      <text:p text:style-name="P4"/>
      <text:p text:style-name="P4">Shares (OwnID, PropID, StartWeek, EndWeek) </text:p>
      <text:p text:style-name="P4">FOREIGN KEY (OwnID) REFERENCES Owner </text:p>
      <text:p text:style-name="P4">FOREIGN KEY (PropID) REFERENCES Property </text:p>
      <text:p text:style-name="P4">OwnID NOT NU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1:45:49.914069300</meta:creation-date>
    <dc:date>2017-06-09T00:03:46.534901929</dc:date>
    <meta:editing-duration>P0D</meta:editing-duration>
    <meta:editing-cycles>3</meta:editing-cycles>
    <meta:generator>LibreOffice/4.2.8.2$Linux_X86_64 LibreOffice_project/420m0$Build-2</meta:generator>
    <meta:document-statistic meta:table-count="0" meta:image-count="0" meta:object-count="0" meta:page-count="1" meta:paragraph-count="11" meta:word-count="93" meta:character-count="604" meta:non-whitespace-character-count="516"/>
  </office:meta>
</office:document-meta>
</file>